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Nimbus Sans L" svg:font-family="'Nimbus Sans L'"/>
    <style:font-face style:name="OpenSymbol" svg:font-family="Open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5">
      <style:text-properties fo:font-weight="bold" style:font-weight-asian="bold" style:font-weight-complex="bold"/>
    </style:style>
    <style:style style:name="P4" style:family="paragraph" style:parent-style-name="Text_20_body" style:list-style-name="L6">
      <style:text-properties fo:font-weight="bold" style:font-weight-asian="bold" style:font-weight-complex="bold"/>
    </style:style>
    <style:style style:name="P5" style:family="paragraph" style:parent-style-name="Text_20_body" style:list-style-name="L7">
      <style:paragraph-properties fo:margin-left="2.501cm" fo:margin-right="0cm" fo:text-indent="-0.635cm" style:auto-text-indent="false"/>
      <style:text-properties fo:font-weight="bold" style:font-weight-asian="bold" style:font-weight-complex="bold"/>
    </style:style>
    <style:style style:name="P6" style:family="paragraph" style:parent-style-name="Text_20_body" style:list-style-name="L8">
      <style:paragraph-properties fo:margin-left="2.501cm" fo:margin-right="0cm" fo:text-indent="-0.635cm" style:auto-text-indent="false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funcionalidad consta de dos partes:</text:p>
      <text:list xml:id="list1614724246" text:style-name="L1">
        <text:list-item>
          <text:p text:style-name="P7">Autenticación del usuario mediante proveedores externos.</text:p>
        </text:list-item>
        <text:list-item>
          <text:p text:style-name="P7">Workflow de <text:span text:style-name="T1">login y registro</text:span> de usuarios y/o alias.</text:p>
        </text:list-item>
      </text:list>
      <text:h text:style-name="Heading_20_2" text:outline-level="2">Glosario</text:h>
      <text:list xml:id="list93244112" text:style-name="L2">
        <text:list-item>
          <text:p text:style-name="P8"><text:span text:style-name="T4">Proveedor externo de autenticación</text:span><text:span text:style-name="T2">: Servidor ajeno al sistema en donde se encuentra registrada la identidad del usuario.</text:span></text:p>
        </text:list-item>
        <text:list-item>
          <text:p text:style-name="P8"><text:span text:style-name="T4">Identificador externo</text:span><text:span text:style-name="T2">: identificador con el que el usuario es reconocido por el proveedor externo de autenticación.</text:span></text:p>
        </text:list-item>
        <text:list-item>
          <text:p text:style-name="P8"><text:span text:style-name="T4">Alias</text:span>: identificador externo asociado a la cuenta del usuario del sistema.</text:p>
        </text:list-item>
      </text:list>
      <text:h text:style-name="Heading_20_2" text:outline-level="2">Instalación</text:h>
      <text:p text:style-name="Text_20_body">Los siguientes componentes de software deben estar instalados en el sistema operativo:</text:p>
      <text:list xml:id="list984466162" text:style-name="L3">
        <text:list-item>
          <text:p text:style-name="P1">Parser XML de PHP (php-xml)</text:p>
        </text:list-item>
      </text:list>
      <text:p text:style-name="Text_20_body">Las siguientes extensiones a joomla deben ser instaladas en el orden que se indica:</text:p>
      <text:list xml:id="list1324441752" text:style-name="L4">
        <text:list-item>
          <text:p text:style-name="P2">Bibliotecas:</text:p>
        </text:list-item>
      </text:list>
      <text:list xml:id="list1746223260" text:style-name="L5">
        <text:list-item>
          <text:list>
            <text:list-item>
              <text:p text:style-name="P3">Openid</text:p>
            </text:list-item>
            <text:list-item>
              <text:p text:style-name="P3">Twitter</text:p>
            </text:list-item>
            <text:list-item>
              <text:p text:style-name="P3">Facebookconnect</text:p>
            </text:list-item>
            <text:list-item>
              <text:p text:style-name="P3">Windowsliveid</text:p>
            </text:list-item>
          </text:list>
        </text:list-item>
      </text:list>
      <text:list xml:id="list1331246409" text:style-name="L6">
        <text:list-item>
          <text:p text:style-name="P4">Iconos de los proveedores de autenticación<text:span text:style-name="T2">: deben ser alojados en JPATH_ROOT/images/login</text:span></text:p>
        </text:list-item>
        <text:list-item>
          <text:p text:style-name="P4">com_alias<text:span text:style-name="T2">: Componente de administración de alias. Se pueden habilitar/deshabilitar y registrar los distintos alias del usuario. No tiene backend todavía. Lo necesita pero su implementanción esta planeada para más adelante.</text:span></text:p>
        </text:list-item>
        <text:list-item>
          <text:p text:style-name="P4">com_user<text:span text:style-name="T2">: (deben reemplazarse los archivos a mano [com_user no se puede instalar/desinstalar]) La funcionalidad principal se encuentra aquí. La mayor parte del workflow de login y registro de usuarios y/o alias se encuentra aquí. </text:span></text:p>
        </text:list-item>
      </text:list>
      <text:list xml:id="list1707306974" text:style-name="L7">
        <text:list-item>
          <text:p text:style-name="P5"><text:span text:style-name="T2">El archivo es-ES.com_user.ini debe reemplazar al existente en JPATH_ROOT/language/es-ES. </text:span></text:p>
        </text:list-item>
        <text:list-item>
          <text:p text:style-name="P5"><text:span text:style-name="T2">El archivo user.php debe reemplazar al que se encuentra en JPATH_ROOT/libraries/joomla/database/table. </text:span></text:p>
        </text:list-item>
        <text:list-item>
          <text:p text:style-name="P5"><text:span text:style-name="T2">Ejecute en la base de datos el script install.sql</text:span></text:p>
        </text:list-item>
      </text:list>
      <text:list xml:id="list1184836450" text:continue-list="list1331246409" text:style-name="L6">
        <text:list-item>
          <text:p text:style-name="P4">plg_externallogin<text:span text:style-name="T2">: Plugin que realiza las acciones necesarias para que el usuario sea autenticado por el proveedor externo seleccionado. También indica al sistema si la autenticación fue exitosa o no.</text:span></text:p>
        </text:list-item>
        <text:list-item>
          <text:p text:style-name="P4">plg_authproxy<text:span text:style-name="T2">: Proxy que discrimina con que parámetros debe invocarse el task de login para finalizar la autenticación del usuario.</text:span></text:p>
        </text:list-item>
        <text:list-item>
          <text:p text:style-name="P4">mod_pending<text:span text:style-name="T2">: Modulo que informa al usuario que tiene alias pendientes de aprobación. Esto es así porque cuando el usuario registra un nuevo alias (no </text:span><text:soft-page-break/><text:span text:style-name="T2">estando logueado) queda desactivado hasta que el usuario lo habilite cuando este logueado. Esto es así para garantizar que fue el usuario quién asoció el identificador a su cuenta.</text:span></text:p>
        </text:list-item>
        <text:list-item>
          <text:p text:style-name="P4">mod_sessioninfo<text:span text:style-name="T2">: Modulo que informa al usuario que se encuentra logueado en el sistema y le brinda una forma rápida de acceder a su información de perfil.</text:span></text:p>
        </text:list-item>
        <text:list-item>
          <text:p text:style-name="P4">mod_zlogin<text:span text:style-name="T2">: Modulo que permite al usuario elegir el proveedor con que desea autenticarse e iniciar el proceso de login. </text:span></text:p>
        </text:list-item>
      </text:list>
      <text:list xml:id="list1451155490" text:style-name="L8">
        <text:list-item>
          <text:p text:style-name="P6"><text:span text:style-name="T2">Debe copiarse el archivo webtoolkit.js a JPATH_ROOT/media/system/j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/>
    <style:font-face style:name="OpenSymbol" svg:font-family="Open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Sans 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ristian Pacheco</meta:initial-creator>
    <meta:creation-date>2010-04-07T22:09:56</meta:creation-date>
    <dc:date>2010-04-13T15:50:02</dc:date>
    <meta:editing-duration>PT01H59M53S</meta:editing-duration>
    <meta:editing-cycles>32</meta:editing-cycles>
    <meta:generator>OpenOffice.org/3.0$Unix OpenOffice.org_project/300m15$Build-9379</meta:generator>
    <meta:document-statistic meta:table-count="0" meta:image-count="0" meta:object-count="0" meta:page-count="2" meta:paragraph-count="28" meta:word-count="383" meta:character-count="2540"/>
    <meta:user-defined meta:name="Información 1"/>
    <meta:user-defined meta:name="Información 2"/>
    <meta:user-defined meta:name="Información 3"/>
    <meta:user-defined meta:name="Información 4"/>
  </office:meta>
</office:document-meta>
</file>